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ister_A-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tal:</text:p>
          </table:table-cell>
          <table:table-cell table:formula="of:=SUM([.C3:.C50] )" office:value-type="float" office:value="447" calcext:value-type="float">
            <text:p>447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ister_D-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cial-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62256LP-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T39SF010A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74LV8154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-hållare 20-pi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-hållare 32-p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00-00-00</text:date>, <text:time style:data-style-name="N2" text:time-value="09:53:55.748946653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03:12.726000000</meta:creation-date>
    <meta:generator>LibreOffice/6.2.5.2$Linux_X86_64 LibreOffice_project/20$Build-2</meta:generator>
    <dc:date>2019-08-03T10:15:02.156847565</dc:date>
    <meta:editing-duration>PT38M27S</meta:editing-duration>
    <meta:editing-cycles>8</meta:editing-cycles>
    <meta:document-statistic meta:table-count="1" meta:cell-count="55" meta:object-count="0"/>
  </office:meta>
</office:document-meta>
</file>